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style:font-size-asian="12.25pt" style:font-size-complex="14pt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style:font-size-asian="12.25pt" style:font-size-complex="14pt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4pt" officeooo:rsid="001716dd" officeooo:paragraph-rsid="001716dd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4pt" officeooo:rsid="001716dd" officeooo:paragraph-rsid="001716dd" style:font-size-asian="12.25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officeooo:rsid="001716dd" officeooo:paragraph-rsid="001716dd" style:font-size-asian="12.25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T1" style:family="text">
      <style:text-properties officeooo:rsid="00156316"/>
    </style:style>
    <style:style style:name="T2" style:family="text">
      <style:text-properties fo:color="#000000" style:text-outline="false" style:font-name="TimesNewRomanPSMT" fo:letter-spacing="normal" style:text-underline-style="none" style:letter-kerning="false"/>
    </style:style>
    <style:style style:name="T3" style:family="text">
      <style:text-properties officeooo:rsid="001716dd"/>
    </style:style>
    <style:style style:name="T4" style:family="text">
      <style:text-properties officeooo:rsid="0018a0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Минестерство образования Республики Беларусь</text:p>
      <text:p text:style-name="P1">Учреждение образования “Белорусский государственный университет</text:p>
      <text:p text:style-name="P1">информатики и радиоэлектроники”</text:p>
      <text:p text:style-name="P1"/>
      <text:p text:style-name="P2">Факультет компьютерных систем и сетей</text:p>
      <text:p text:style-name="P2">Кафедра программного обеспечения информационных техноголий</text:p>
      <text:p text:style-name="P2">Дисциплина: Компьютерные системы и сети <text:span text:style-name="T1">(КСИС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ПОЯСНИТЕЛЬНАЯ ЗАПИСКА</text:p>
      <text:p text:style-name="P1">к курсовой работе</text:p>
      <text:p text:style-name="P1">на тему</text:p>
      <text:p text:style-name="P6"/>
      <text:p text:style-name="P6"/>
      <text:p text:style-name="P6"><text:span text:style-name="T2">“Реализация методов протокола HTTP и создание распределенного файлового хранилища, доступного по протоколу WebDAV”</text:span></text:p>
      <text:p text:style-name="P1"/>
      <text:p text:style-name="P1">БГУИР КП <text:span text:style-name="T3">1-40 01 01 506 ПЗ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Студент: гр. 151005 Дубровский Р.А.</text:p>
      <text:p text:style-name="P3">Руководитель: Болтак С.В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Минск <text:span text:style-name="T4">2015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23:23:52.766682000</meta:creation-date>
    <meta:generator>LibreOffice/4.4.2.2$MacOSX_X86_64 LibreOffice_project/c4c7d32d0d49397cad38d62472b0bc8acff48dd6</meta:generator>
    <dc:date>2015-05-01T23:31:42.649408000</dc:date>
    <meta:editing-duration>PT7M49S</meta:editing-duration>
    <meta:editing-cycles>3</meta:editing-cycles>
    <meta:document-statistic meta:table-count="0" meta:image-count="0" meta:object-count="0" meta:page-count="1" meta:paragraph-count="14" meta:word-count="65" meta:character-count="534" meta:non-whitespace-character-count="483"/>
  </office:meta>
</office:document-meta>
</file>